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84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 jakim wieku młodzi czarodzieje dostają list z Hogwartu?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to otworzył Komnatę Tajemnic po raz pierwszy?</text:p>
          </table:table-cell>
          <table:table-cell table:style-name="ce2" office:value-type="string" calcext:value-type="string">
            <text:p>Tom Marvolo Rid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kie zaklęcie usiłował rzucić Lockhart na Harrego i Rona podczas pobytu w Komnacie Tajemnic?</text:p>
          </table:table-cell>
          <table:table-cell table:style-name="ce2" office:value-type="string" calcext:value-type="string">
            <text:p>Obliviat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 dostał Harry od bliźniaków?</text:p>
          </table:table-cell>
          <table:table-cell table:style-name="ce2" office:value-type="string" calcext:value-type="string">
            <text:p>Mape Huncwot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to zabił Syriusza Blacka?</text:p>
          </table:table-cell>
          <table:table-cell office:value-type="string" calcext:value-type="string">
            <text:p>Bellatrix Lestran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Jak nazywało się tajne stowarzyszenie, gdzie uczniowie uczyli się obrony przed czarną magią?</text:p>
          </table:table-cell>
          <table:table-cell office:value-type="string" calcext:value-type="string">
            <text:p>Gwardia Dumbled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8:22:45.866689486</meta:creation-date>
    <dc:date>2021-09-22T18:28:10.604549723</dc:date>
    <meta:editing-duration>PT5M25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